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f4a8" officeooo:paragraph-rsid="0016f4a8"/>
    </style:style>
    <style:style style:name="P2" style:family="paragraph" style:parent-style-name="Standard">
      <style:paragraph-properties fo:text-align="center" style:justify-single-word="false"/>
      <style:text-properties officeooo:rsid="0016f4a8" officeooo:paragraph-rsid="0016f4a8"/>
    </style:style>
    <style:style style:name="P3" style:family="paragraph" style:parent-style-name="Standard">
      <style:text-properties officeooo:paragraph-rsid="0016f4a8"/>
    </style:style>
    <style:style style:name="P4" style:family="paragraph" style:parent-style-name="Standard">
      <style:paragraph-properties fo:text-align="center" style:justify-single-word="false"/>
      <style:text-properties fo:font-weight="bold" officeooo:rsid="0016f4a8" officeooo:paragraph-rsid="0016f4a8" style:font-weight-asian="bold" style:font-weight-complex="bold"/>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3" style:list-style-name=""/>
    <style:style style:name="P10" style:family="paragraph" style:parent-style-name="Heading_20_3">
      <style:paragraph-properties fo:break-before="page"/>
    </style:style>
    <style:style style:name="P11" style:family="paragraph" style:parent-style-name="Standard">
      <style:text-properties officeooo:rsid="0016f4a8" officeooo:paragraph-rsid="0016f4a8"/>
    </style:style>
    <style:style style:name="P12" style:family="paragraph" style:parent-style-name="Standard">
      <style:text-properties officeooo:rsid="0016f4a8" officeooo:paragraph-rsid="001dbe7b"/>
    </style:style>
    <style:style style:name="P13" style:family="paragraph" style:parent-style-name="Standard">
      <style:text-properties officeooo:rsid="0016f4a8" officeooo:paragraph-rsid="001efcb3"/>
    </style:style>
    <style:style style:name="P14" style:family="paragraph" style:parent-style-name="Standard">
      <style:text-properties officeooo:paragraph-rsid="0019ccf8"/>
    </style:style>
    <style:style style:name="P15" style:family="paragraph" style:parent-style-name="Standard">
      <style:text-properties officeooo:paragraph-rsid="001aca4a"/>
    </style:style>
    <style:style style:name="P16" style:family="paragraph" style:parent-style-name="Standard">
      <style:text-properties officeooo:rsid="001bd6d0" officeooo:paragraph-rsid="001bd6d0"/>
    </style:style>
    <style:style style:name="P17" style:family="paragraph" style:parent-style-name="Standard">
      <style:text-properties officeooo:rsid="001bd6d0" officeooo:paragraph-rsid="001bffd7"/>
    </style:style>
    <style:style style:name="P18" style:family="paragraph" style:parent-style-name="Standard" style:list-style-name="L2">
      <style:text-properties style:font-name="Liberation Mono" fo:font-size="10pt" officeooo:rsid="00262c0e" officeooo:paragraph-rsid="00262c0e" style:font-size-asian="10pt" style:font-size-complex="10pt"/>
    </style:style>
    <style:style style:name="P19" style:family="paragraph" style:parent-style-name="Standard">
      <style:text-properties officeooo:rsid="001bffd7" officeooo:paragraph-rsid="001bffd7"/>
    </style:style>
    <style:style style:name="P20" style:family="paragraph" style:parent-style-name="Standard">
      <style:text-properties officeooo:paragraph-rsid="001bffd7"/>
    </style:style>
    <style:style style:name="P21" style:family="paragraph" style:parent-style-name="Standard">
      <style:text-properties officeooo:rsid="001d1da0" officeooo:paragraph-rsid="001d1da0"/>
    </style:style>
    <style:style style:name="P22" style:family="paragraph" style:parent-style-name="Standard" style:list-style-name="L1">
      <style:text-properties officeooo:rsid="001d1da0" officeooo:paragraph-rsid="001d1da0"/>
    </style:style>
    <style:style style:name="P23" style:family="paragraph" style:parent-style-name="Standard">
      <style:text-properties officeooo:paragraph-rsid="001d1da0"/>
    </style:style>
    <style:style style:name="P24" style:family="paragraph" style:parent-style-name="Standard" style:list-style-name="L1">
      <style:text-properties officeooo:paragraph-rsid="001d1da0"/>
    </style:style>
    <style:style style:name="P25" style:family="paragraph" style:parent-style-name="Standard">
      <style:text-properties officeooo:paragraph-rsid="001dbe7b"/>
    </style:style>
    <style:style style:name="P26" style:family="paragraph" style:parent-style-name="Standard">
      <style:text-properties officeooo:rsid="001dbe7b" officeooo:paragraph-rsid="001dbe7b"/>
    </style:style>
    <style:style style:name="P27" style:family="paragraph" style:parent-style-name="Standard">
      <style:text-properties officeooo:rsid="001dbe7b" officeooo:paragraph-rsid="001efcb3"/>
    </style:style>
    <style:style style:name="P28" style:family="paragraph" style:parent-style-name="Standard">
      <style:text-properties officeooo:rsid="001efcb3" officeooo:paragraph-rsid="001efcb3"/>
    </style:style>
    <style:style style:name="P29" style:family="paragraph" style:parent-style-name="Standard">
      <style:text-properties officeooo:rsid="001efcb3" officeooo:paragraph-rsid="00205509"/>
    </style:style>
    <style:style style:name="P30" style:family="paragraph" style:parent-style-name="Standard" style:list-style-name="L1">
      <style:text-properties officeooo:rsid="001efef7" officeooo:paragraph-rsid="001efef7"/>
    </style:style>
    <style:style style:name="P31" style:family="paragraph" style:parent-style-name="Standard">
      <style:text-properties officeooo:rsid="001efef7" officeooo:paragraph-rsid="001efef7"/>
    </style:style>
    <style:style style:name="P32" style:family="paragraph" style:parent-style-name="Standard">
      <style:text-properties officeooo:paragraph-rsid="001efef7"/>
    </style:style>
    <style:style style:name="P33" style:family="paragraph" style:parent-style-name="Standard">
      <style:text-properties officeooo:rsid="00205509" officeooo:paragraph-rsid="00205509"/>
    </style:style>
    <style:style style:name="P34" style:family="paragraph" style:parent-style-name="Standard">
      <style:text-properties officeooo:paragraph-rsid="00205509"/>
    </style:style>
    <style:style style:name="P35" style:family="paragraph" style:parent-style-name="Standard">
      <style:text-properties officeooo:rsid="00224196" officeooo:paragraph-rsid="00224196"/>
    </style:style>
    <style:style style:name="P36" style:family="paragraph" style:parent-style-name="Standard" style:list-style-name="L1">
      <style:text-properties officeooo:rsid="0022b4bc" officeooo:paragraph-rsid="0022b4bc"/>
    </style:style>
    <style:style style:name="P37" style:family="paragraph" style:parent-style-name="Standard">
      <style:text-properties officeooo:rsid="0022b4bc" officeooo:paragraph-rsid="0022b4bc"/>
    </style:style>
    <style:style style:name="P38" style:family="paragraph" style:parent-style-name="Standard">
      <style:text-properties officeooo:rsid="0025a4d1" officeooo:paragraph-rsid="0025a4d1"/>
    </style:style>
    <style:style style:name="P39" style:family="paragraph" style:parent-style-name="Standard">
      <style:text-properties officeooo:rsid="0025a4d1" officeooo:paragraph-rsid="00262c0e"/>
    </style:style>
    <style:style style:name="P40" style:family="paragraph" style:parent-style-name="Standard" style:list-style-name="L2">
      <style:text-properties officeooo:paragraph-rsid="00262c0e"/>
    </style:style>
    <style:style style:name="P41" style:family="paragraph" style:parent-style-name="Standard" style:list-style-name="L2">
      <style:text-properties officeooo:rsid="00262c0e" officeooo:paragraph-rsid="00262c0e"/>
    </style:style>
    <style:style style:name="P42" style:family="paragraph" style:parent-style-name="Standard">
      <style:paragraph-properties fo:margin-left="0.4925in" fo:margin-right="0in" fo:text-indent="0in" style:auto-text-indent="false"/>
      <style:text-properties style:font-name="Liberation Mono" fo:font-size="10pt" officeooo:rsid="00224196" officeooo:paragraph-rsid="00224196" style:font-size-asian="10pt" style:font-size-complex="10pt"/>
    </style:style>
    <style:style style:name="P43" style:family="paragraph" style:parent-style-name="Standard">
      <style:paragraph-properties fo:margin-left="0.4925in" fo:margin-right="0in" fo:text-indent="0in" style:auto-text-indent="false"/>
      <style:text-properties style:font-name="Liberation Mono" fo:font-size="10pt" officeooo:rsid="00224196" officeooo:paragraph-rsid="0022b4bc" style:font-size-asian="10pt" style:font-size-complex="10pt"/>
    </style:style>
    <style:style style:name="P44" style:family="paragraph" style:parent-style-name="Standard">
      <style:paragraph-properties fo:margin-left="0.4925in" fo:margin-right="0in" fo:text-indent="0in" style:auto-text-indent="false"/>
      <style:text-properties style:font-name="Liberation Mono" fo:font-size="8pt" officeooo:rsid="001efcb3" officeooo:paragraph-rsid="001efef7" style:font-size-asian="8pt" style:font-size-complex="8pt"/>
    </style:style>
    <style:style style:name="P45" style:family="paragraph" style:parent-style-name="Standard">
      <style:paragraph-properties fo:margin-left="0.4925in" fo:margin-right="0in" fo:text-indent="0in" style:auto-text-indent="false"/>
      <style:text-properties style:font-name="Liberation Mono" fo:font-size="8pt" officeooo:rsid="001efcb3" officeooo:paragraph-rsid="00205509" style:font-size-asian="8pt" style:font-size-complex="8pt"/>
    </style:style>
    <style:style style:name="P46" style:family="paragraph" style:parent-style-name="Standard">
      <style:paragraph-properties fo:margin-left="0.4925in" fo:margin-right="0in" fo:text-indent="0in" style:auto-text-indent="false"/>
      <style:text-properties style:font-name="Liberation Mono" officeooo:rsid="00205509" officeooo:paragraph-rsid="00205509"/>
    </style:style>
    <style:style style:name="P47" style:family="paragraph" style:parent-style-name="Standard">
      <style:paragraph-properties fo:margin-left="0.4925in" fo:margin-right="0in" fo:text-indent="0in" style:auto-text-indent="false"/>
      <style:text-properties officeooo:rsid="001bffd7" officeooo:paragraph-rsid="001bffd7"/>
    </style:style>
    <style:style style:name="P48" style:family="paragraph" style:parent-style-name="Standard">
      <style:paragraph-properties fo:margin-left="0.4925in" fo:margin-right="0in" fo:text-indent="0in" style:auto-text-indent="false"/>
      <style:text-properties officeooo:paragraph-rsid="001bffd7"/>
    </style:style>
    <style:style style:name="P49" style:family="paragraph" style:parent-style-name="Standard">
      <style:paragraph-properties fo:margin-left="0.4925in" fo:margin-right="0in" fo:text-indent="0in" style:auto-text-indent="false"/>
      <style:text-properties officeooo:paragraph-rsid="001d1da0"/>
    </style:style>
    <style:style style:name="P50" style:family="paragraph" style:parent-style-name="Standard">
      <style:paragraph-properties fo:margin-left="0.4925in" fo:margin-right="0in" fo:text-indent="0in" style:auto-text-indent="false"/>
      <style:text-properties officeooo:rsid="00224196" officeooo:paragraph-rsid="0022b4bc"/>
    </style:style>
    <style:style style:name="P51" style:family="paragraph" style:parent-style-name="Standard">
      <style:paragraph-properties fo:margin-left="0.4925in" fo:margin-right="0in" fo:orphans="0" fo:widows="0" fo:text-indent="0in" style:auto-text-indent="false" fo:keep-with-next="always"/>
      <style:text-properties style:font-name="Liberation Mono" fo:font-size="10pt" officeooo:paragraph-rsid="001aca4a" style:font-size-asian="10pt" style:font-size-complex="10pt"/>
    </style:style>
    <style:style style:name="P52" style:family="paragraph" style:parent-style-name="Standard">
      <style:paragraph-properties fo:margin-left="0.4925in" fo:margin-right="0in" fo:orphans="0" fo:widows="0" fo:text-indent="0in" style:auto-text-indent="false" fo:keep-with-next="always"/>
      <style:text-properties officeooo:paragraph-rsid="001aca4a"/>
    </style:style>
    <style:style style:name="P53" style:family="paragraph" style:parent-style-name="Standard" style:master-page-name="">
      <style:paragraph-properties fo:margin-left="0.4925in" fo:margin-right="0in" fo:orphans="0" fo:widows="0" fo:text-indent="0in" style:auto-text-indent="false" style:page-number="auto" fo:keep-with-next="always"/>
      <style:text-properties style:font-name="Liberation Mono" fo:font-size="10pt" officeooo:paragraph-rsid="001aca4a" style:font-size-asian="10pt" style:font-size-complex="10pt"/>
    </style:style>
    <style:style style:name="T1" style:family="text">
      <style:text-properties officeooo:rsid="0019a70f"/>
    </style:style>
    <style:style style:name="T2" style:family="text">
      <style:text-properties officeooo:rsid="0019ccf8"/>
    </style:style>
    <style:style style:name="T3" style:family="text">
      <style:text-properties officeooo:rsid="001aca4a"/>
    </style:style>
    <style:style style:name="T4" style:family="text">
      <style:text-properties fo:font-style="italic" officeooo:rsid="0019ccf8" style:font-style-asian="italic" style:font-style-complex="italic"/>
    </style:style>
    <style:style style:name="T5" style:family="text">
      <style:text-properties fo:font-style="italic" officeooo:rsid="001aca4a"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efef7" style:font-style-asian="italic" style:font-weight-asian="normal" style:font-style-complex="italic" style:font-weight-complex="normal"/>
    </style:style>
    <style:style style:name="T8" style:family="text">
      <style:text-properties officeooo:rsid="001bd6d0"/>
    </style:style>
    <style:style style:name="T9" style:family="text">
      <style:text-properties style:font-name="Liberation Mono" fo:font-size="10pt" style:font-size-asian="10pt" style:font-size-complex="10pt"/>
    </style:style>
    <style:style style:name="T10" style:family="text">
      <style:text-properties style:font-name="Liberation Mono" fo:font-size="10pt" officeooo:rsid="001bd6d0" style:font-size-asian="10pt" style:font-size-complex="10pt"/>
    </style:style>
    <style:style style:name="T11" style:family="text">
      <style:text-properties style:font-name="Liberation Mono" fo:font-size="10pt" officeooo:rsid="001bffd7" style:font-size-asian="10pt" style:font-size-complex="10pt"/>
    </style:style>
    <style:style style:name="T12" style:family="text">
      <style:text-properties style:font-name="Liberation Mono" fo:font-size="10pt" fo:font-weight="normal" style:font-size-asian="10pt" style:font-weight-asian="normal" style:font-size-complex="10pt" style:font-weight-complex="normal"/>
    </style:style>
    <style:style style:name="T13" style:family="text">
      <style:text-properties style:text-underline-style="solid" style:text-underline-width="auto" style:text-underline-color="font-color"/>
    </style:style>
    <style:style style:name="T14" style:family="text">
      <style:text-properties officeooo:rsid="001bffd7"/>
    </style:style>
    <style:style style:name="T15" style:family="text">
      <style:text-properties fo:font-weight="bold" style:font-weight-asian="bold" style:font-weight-complex="bold"/>
    </style:style>
    <style:style style:name="T16" style:family="text">
      <style:text-properties fo:font-weight="bold" officeooo:rsid="001bffd7" style:font-weight-asian="bold" style:font-weight-complex="bold"/>
    </style:style>
    <style:style style:name="T17" style:family="text">
      <style:text-properties fo:font-weight="bold" officeooo:rsid="001d1da0" style:font-weight-asian="bold" style:font-weight-complex="bold"/>
    </style:style>
    <style:style style:name="T18" style:family="text">
      <style:text-properties fo:font-weight="bold" officeooo:rsid="001aca4a" style:font-weight-asian="bold" style:font-weight-complex="bold"/>
    </style:style>
    <style:style style:name="T19" style:family="text">
      <style:text-properties officeooo:rsid="001d1da0"/>
    </style:style>
    <style:style style:name="T20" style:family="text">
      <style:text-properties fo:font-weight="normal" style:font-weight-asian="normal" style:font-weight-complex="normal"/>
    </style:style>
    <style:style style:name="T21" style:family="text">
      <style:text-properties fo:font-weight="normal" officeooo:rsid="001bffd7" style:font-weight-asian="normal" style:font-weight-complex="normal"/>
    </style:style>
    <style:style style:name="T22" style:family="text">
      <style:text-properties fo:font-weight="normal" officeooo:rsid="001d1da0" style:font-weight-asian="normal" style:font-weight-complex="normal"/>
    </style:style>
    <style:style style:name="T23" style:family="text">
      <style:text-properties fo:font-weight="normal" officeooo:rsid="001efef7" style:font-weight-asian="normal" style:font-weight-complex="normal"/>
    </style:style>
    <style:style style:name="T24" style:family="text">
      <style:text-properties fo:font-weight="normal" officeooo:rsid="00205509" style:font-weight-asian="normal" style:font-weight-complex="normal"/>
    </style:style>
    <style:style style:name="T25" style:family="text">
      <style:text-properties fo:font-weight="normal" officeooo:rsid="00224196" style:font-weight-asian="normal" style:font-weight-complex="normal"/>
    </style:style>
    <style:style style:name="T26" style:family="text">
      <style:text-properties fo:font-weight="normal" officeooo:rsid="0022b4bc" style:font-weight-asian="normal" style:font-weight-complex="normal"/>
    </style:style>
    <style:style style:name="T27" style:family="text">
      <style:text-properties fo:font-weight="normal" officeooo:rsid="001efcb3" style:font-weight-asian="normal" style:font-weight-complex="normal"/>
    </style:style>
    <style:style style:name="T28" style:family="text">
      <style:text-properties fo:font-weight="normal" officeooo:rsid="0023aece" style:font-weight-asian="normal" style:font-weight-complex="normal"/>
    </style:style>
    <style:style style:name="T29" style:family="text">
      <style:text-properties fo:font-weight="normal" officeooo:rsid="00262c0e" style:font-weight-asian="normal" style:font-weight-complex="normal"/>
    </style:style>
    <style:style style:name="T30" style:family="text">
      <style:text-properties officeooo:rsid="001d28e9"/>
    </style:style>
    <style:style style:name="T31" style:family="text">
      <style:text-properties officeooo:rsid="001dbe7b"/>
    </style:style>
    <style:style style:name="T32" style:family="text">
      <style:text-properties officeooo:rsid="001efcb3"/>
    </style:style>
    <style:style style:name="T33" style:family="text">
      <style:text-properties officeooo:rsid="001efef7"/>
    </style:style>
    <style:style style:name="T34" style:family="text">
      <style:text-properties officeooo:rsid="00205509"/>
    </style:style>
    <style:style style:name="T35" style:family="text">
      <style:text-properties officeooo:rsid="0022b4bc"/>
    </style:style>
    <style:style style:name="T36" style:family="text">
      <style:text-properties officeooo:rsid="0025a4d1"/>
    </style:style>
    <style:style style:name="T37" style:family="text">
      <style:text-properties officeooo:rsid="0027e6f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tting Up CP/NET on the MinZ-U</text:p>
      <text:p text:style-name="P2"><text:date style:data-style-name="N76" text:date-value="2021-04-08T16:25:11.400071717">April 8, 2021</text:date></text:p>
      <text:p text:style-name="P1"/>
      <text:p text:style-name="P25"><text:span text:style-name="T30">This document is located in </text:span><text:span text:style-name="T36">a</text:span><text:span text:style-name="T30"> github repository </text:span><text:span text:style-name="T31">and the most-recent version may be obtained </text:span><text:span text:style-name="T30">at </text:span><text:a xlink:type="simple" xlink:href="https://github.com/durgadas311/minimalCPM/blob/master/doc/MinZ-U-CPNET.pdf" text:style-name="Internet_20_link" text:visited-style-name="Visited_20_Internet_20_Link"><text:span text:style-name="T30">https://github.com/durgadas311/minimalCPM/blob/master/doc/MinZ-U-CPNET.pd</text:span></text:a><text:a xlink:type="simple" xlink:href="https://github.com/durgadas311/minimalCPM/blob/master/doc/MinZ-U-CPNET.pdf" text:style-name="Internet_20_link" text:visited-style-name="Visited_20_Internet_20_Link"><text:span text:style-name="T36">f</text:span></text:a><text:span text:style-name="T36">.</text:span></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5_3283017400" text:style-name="Index_20_Link" text:visited-style-name="Index_20_Link">Introduction<text:tab/>1</text:a></text:p>
          <text:p text:style-name="P5"><text:a xlink:type="simple" xlink:href="#__RefHeading___Toc257_3283017400" text:style-name="Index_20_Link" text:visited-style-name="Index_20_Link">Downloads Required<text:tab/>1</text:a></text:p>
          <text:p text:style-name="P5"><text:a xlink:type="simple" xlink:href="#__RefHeading___Toc107_3283017400" text:style-name="Index_20_Link" text:visited-style-name="Index_20_Link">MinZ-U Setup<text:tab/>2</text:a></text:p>
          <text:p text:style-name="P5"><text:a xlink:type="simple" xlink:href="#__RefHeading___Toc109_3283017400" text:style-name="Index_20_Link" text:visited-style-name="Index_20_Link">CP/NET Server Setup<text:tab/>2</text:a></text:p>
          <text:p text:style-name="P6"><text:a xlink:type="simple" xlink:href="#__RefHeading___Toc111_3283017400" text:style-name="Index_20_Link" text:visited-style-name="Index_20_Link">Windows Server<text:tab/>3</text:a></text:p>
          <text:p text:style-name="P6"><text:a xlink:type="simple" xlink:href="#__RefHeading___Toc113_3283017400" text:style-name="Index_20_Link" text:visited-style-name="Index_20_Link">Windows/CYGWIN Server<text:tab/>3</text:a></text:p>
          <text:p text:style-name="P6"><text:a xlink:type="simple" xlink:href="#__RefHeading___Toc115_3283017400" text:style-name="Index_20_Link" text:visited-style-name="Index_20_Link">Linux Server<text:tab/>3</text:a></text:p>
          <text:p text:style-name="P5"><text:a xlink:type="simple" xlink:href="#__RefHeading___Toc280_3283017400" text:style-name="Index_20_Link" text:visited-style-name="Index_20_Link">Starting CP/NET<text:tab/>3</text:a></text:p>
          <text:p text:style-name="P6"><text:a xlink:type="simple" xlink:href="#__RefHeading___Toc282_3283017400" text:style-name="Index_20_Link" text:visited-style-name="Index_20_Link">Sample Session<text:tab/>5</text:a></text:p>
          <text:p text:style-name="P5"><text:a xlink:type="simple" xlink:href="#__RefHeading___Toc294_3283017400" text:style-name="Index_20_Link" text:visited-style-name="Index_20_Link">Building CP/NET 1.2 for the MinZ-U<text:tab/>6</text:a></text:p>
        </text:index-body>
      </text:table-of-content>
      <text:h text:style-name="Heading_20_2" text:outline-level="2"><text:bookmark-start text:name="__RefHeading___Toc105_3283017400"/>Introduction<text:bookmark-end text:name="__RefHeading___Toc105_3283017400"/></text:h>
      <text:p text:style-name="P1">The base model MinZ-U is a (approx.) 2”x2” PCB with a Z180 MCU, 512K SRAM, and 512K EEPROM. The Z180 includes two UARTs, which are connected to a dual serial-to-USB chip which provides access to the serial ports over a single USB cable to a host PC.</text:p>
      <text:p text:style-name="P3"/>
      <text:p text:style-name="P1">The MinZ-U powers-up (auto boots) into CP/M, using the rest of the SRAM as a ramdisk <text:span text:style-name="T1">(A:)</text:span> and the rest of the EEPROM as a romdisk <text:span text:style-name="T1">(P:)</text:span>.</text:p>
      <text:p text:style-name="P3"/>
      <text:p text:style-name="P1">One of the serial ports is the system console. The other is available to be used for other purposes. This document describes how to use the second serial port as a CP/NET link to a host PC, where a CP/NET server provides extended disk services to the MinZ-U.</text:p>
      <text:p text:style-name="P1"/>
      <text:h text:style-name="Heading_20_2" text:outline-level="2"><text:bookmark-start text:name="__RefHeading___Toc257_3283017400"/>Downloads <text:span text:style-name="T32">Required</text:span><text:bookmark-end text:name="__RefHeading___Toc257_3283017400"/></text:h>
      <text:p text:style-name="P23"><text:span text:style-name="T17">cpnet12-minz.tgz</text:span><text:span text:style-name="T19">: may be downloaded from </text:span><text:a xlink:type="simple" xlink:href="http://sebhc.durgadas.com/cpnet12-minz.tgz" text:style-name="Internet_20_link" text:visited-style-name="Visited_20_Internet_20_Link"><text:span text:style-name="T19">http://sebhc.durgadas.com/cpnet12-minz.tgz</text:span></text:a><text:span text:style-name="T19"> </text:span><text:span text:style-name="T30">or may be created from the github repository </text:span><text:a xlink:type="simple" xlink:href="https://github.com/durgadas311/cpnet-z80" text:style-name="Internet_20_link" text:visited-style-name="Visited_20_Internet_20_Link"><text:span text:style-name="T30">https://github.com/durgadas311/cpnet-z80</text:span></text:a><text:span text:style-name="T30"> as described </text:span><text:span text:style-name="T32">in section “</text:span><text:span text:style-name="T37">Building CP/NET 1.2 for the MinZ-U”</text:span><text:span text:style-name="T30">.</text:span></text:p>
      <text:p text:style-name="P23"/>
      <text:p text:style-name="P27"><text:span text:style-name="T18">CpnetSerialServer.jar</text:span><text:span text:style-name="T3">: </text:span>The only <text:span text:style-name="T32">known-</text:span>working server currently available is <text:a xlink:type="simple" xlink:href="https://github.com/durgadas311/cpnet-z80/blob/master/contrib/CpnetSerialServer.jar" text:style-name="Internet_20_link" text:visited-style-name="Visited_20_Internet_20_Link">https://github.com/durgadas311/cpnet-z80/blob/master/contrib/CpnetSerialServer.jar</text:a> with documentation located at <text:a xlink:type="simple" xlink:href="https://github.com/durgadas311/cpnet-z80/blob/master/doc/CpnetSerialServer.pdf" text:style-name="Internet_20_link" text:visited-style-name="Visited_20_Internet_20_Link">https://github.com/durgadas311/cpnet-z80/blob/master/doc/CpnetSerialServer.pdf</text:a>.</text:p>
      <text:p text:style-name="P1"/>
      <text:p text:style-name="P13"><text:span text:style-name="T15">jSerialComm-2.6.2.jar</text:span>: <text:span text:style-name="T32">This provides access to serial ports to </text:span><text:span text:style-name="T18">CpnetSerialServer.jar</text:span><text:span text:style-name="T32">. It is available at </text:span><text:a xlink:type="simple" xlink:href="https://fazecast.github.io/jSerialComm/" text:style-name="Internet_20_link" text:visited-style-name="Visited_20_Internet_20_Link"><text:span text:style-name="T32">https://fazecast.github.io/jSerialComm/</text:span></text:a><text:span text:style-name="T32">. </text:span></text:p>
      <text:p text:style-name="P13"/>
      <text:p text:style-name="P38"><text:soft-page-break/><text:span text:style-name="T15">dri-cpnet.pdf</text:span> (optional): The original Digital Research CP/NET documentation, updated for CP/M 3 support, is available at <text:a xlink:type="simple" xlink:href="https://github.com/durgadas311/cpnet-z80/blob/master/doc/dri-cpnet.pdf" text:style-name="Internet_20_link" text:visited-style-name="Visited_20_Internet_20_Link">https://github.com/durgadas311/cpnet-z80/blob/master/doc/dri-cpnet.pdf</text:a>. There is a lot of good information there, but it is a long document.</text:p>
      <text:h text:style-name="Heading_20_2" text:outline-level="2"><text:bookmark-start text:name="__RefHeading___Toc107_3283017400"/>MinZ-U Setup<text:bookmark-end text:name="__RefHeading___Toc107_3283017400"/></text:h>
      <text:p text:style-name="P14"><text:span text:style-name="T2">Connect the USB cable to the MinZ-U and to the host computer. The MinZ-U will power-up and boot, but without a console connected nothing will not be visible. Two sequentially-numbered serial (COM) ports will appear on the PC. </text:span><text:span text:style-name="T3">O</text:span><text:span text:style-name="T2">n Linux, they are typically /dev/ttyUSB</text:span><text:span text:style-name="T4">N</text:span><text:span text:style-name="T2">, </text:span><text:span text:style-name="T3">where </text:span><text:span text:style-name="T5">N</text:span><text:span text:style-name="T3"> are numbers like “0” and “1”. </text:span><text:span text:style-name="T2">On the host PC, start a terminal program (such as PuTTY or minicom) </text:span><text:span text:style-name="T3">on the first serial port, setup for 115200 baud and 8N1. Pressing the Enter key (known as “Return” on legacy systems) should cause the “A&gt;” prompt to appear, or you can press the RESET button on the MinZ-U and see the whole startup/boot sequence.</text:span></text:p>
      <text:p text:style-name="P28">If your MinZ-U has the newest ROM (romdisk image), then it contains the program CPNBOOT.COM <text:span text:style-name="T36">in the romdisk</text:span>, which is required to boot CP/NET. Otherwise, follow the <text:span text:style-name="T36">MinZ </text:span>instructions for writing this file to the romdisk. This file is located in the “<text:span text:style-name="T19">cpnet12-minz.tgz” </text:span>archive.</text:p>
      <text:h text:style-name="Heading_20_2" text:outline-level="2"><text:bookmark-start text:name="__RefHeading___Toc109_3283017400"/>CP/NET Server Setup<text:bookmark-end text:name="__RefHeading___Toc109_3283017400"/></text:h>
      <text:p text:style-name="P15"><text:span text:style-name="T3">In order to run CP/NET, you need to have a CP/NET server attached to the second serial port. This server needs to support network booting.</text:span></text:p>
      <text:p text:style-name="P15"/>
      <text:p text:style-name="P15"><text:span text:style-name="T3">A compatible server is available from </text:span><text:a xlink:type="simple" xlink:href="https://github.com/durgadas311/cpnet-z80" text:style-name="Internet_20_link" text:visited-style-name="Visited_20_Internet_20_Link"><text:span text:style-name="T3">https://github.com/durgadas311/cpnet-z80</text:span></text:a><text:span text:style-name="T3"> in contrib/CpnetSerialServer.jar. Documentation on this server is in doc/CpnetSerialServer.pdf. The server requires that JAVA be installed on the host computer, which is usually already installed. The server is configured using a file that is plain text and contains properties and values. Here is a typical </text:span><text:span text:style-name="T8">configuration file for the MinZ-U:</text:span></text:p>
      <text:p text:style-name="P15"/>
      <text:p text:style-name="P53"># CpnetSerialServer for use with real serial port</text:p>
      <text:p text:style-name="P51">cpnet_tty = /dev/ttyUSB1 115200</text:p>
      <text:p text:style-name="P52"><text:span text:style-name="T9">cpnet_cid = </text:span><text:span text:style-name="T11">f1</text:span></text:p>
      <text:p text:style-name="P52"><text:span text:style-name="T9">cpnet_server00 = HostFileBdos /home/</text:span><text:span text:style-name="T10">you</text:span><text:span text:style-name="T9">/MinCPM</text:span></text:p>
      <text:p text:style-name="P51">cpnet_protocol = dri</text:p>
      <text:p text:style-name="P51">dri_ack_timeout = 100</text:p>
      <text:p text:style-name="P51">dri_char_timeout = 100</text:p>
      <text:p text:style-name="P51">cpnet_flow_control = rts/cts</text:p>
      <text:p text:style-name="P52"><text:span text:style-name="T9">netboot_dir = /home/</text:span><text:span text:style-name="T10">you</text:span><text:span text:style-name="T9">/MinCPM</text:span></text:p>
      <text:p text:style-name="P51">netboot_default = cpnos.sys</text:p>
      <text:p text:style-name="P51">netboot_org0 = none</text:p>
      <text:p text:style-name="P15"/>
      <text:p text:style-name="P16">The properties that <text:span text:style-name="T13">require</text:span> modification for your system are:</text:p>
      <text:p text:style-name="P47"><text:span text:style-name="T15">cpnet_tty</text:span>: the tty name needs to match the second serial port name on your system. This example is for Linux, and Windows device names are different (e.g. “COM1:”).</text:p>
      <text:p text:style-name="P48"><text:span text:style-name="T16">cpnet_server00</text:span><text:span text:style-name="T14">: the path needs to match the location you have chosen for your CP/NET drives. This directory needs to have 16 subdirectories named “a” through “p”. </text:span><text:span text:style-name="T31">This defines server node ID “00”, which is the default. Other servers may be defined for other node IDs, but each must use a different directory path (each with subdirectories “a” through “p”). Servers may also be defined to use a TCP/IP socket connection for access to remote machines.</text:span></text:p>
      <text:p text:style-name="P48"><text:span text:style-name="T16">netboot_dir</text:span><text:span text:style-name="T14">: the path needs to match the location you have chosen for your CP/NET boot files. This may be the same as the path for </text:span><text:span text:style-name="T16">cpnet_server00</text:span><text:span text:style-name="T14"> or it may be a different directory.</text:span></text:p>
      <text:p text:style-name="P17"/>
      <text:p text:style-name="P19">Other properties that you probably want to customize are:</text:p>
      <text:p text:style-name="P48"><text:soft-page-break/><text:span text:style-name="T16">cpnet_cid</text:span><text:span text:style-name="T14">: the client node ID used by CP/NET to identify th</text:span><text:span text:style-name="T31">is</text:span><text:span text:style-name="T14"> MinZ-U. It should be unique, however if this server does not connect to other servers on the internet, uniqueness does not matter beyond the defined servers.</text:span></text:p>
      <text:p text:style-name="P20"/>
      <text:p text:style-name="P28">Set up the server as follows:</text:p>
      <text:list xml:id="list84201712" text:style-name="L1">
        <text:list-item>
          <text:p text:style-name="P24"><text:span text:style-name="T19">Create the directories specified by the </text:span><text:span text:style-name="T16">cpnet_server00</text:span><text:span text:style-name="T21"> </text:span><text:span text:style-name="T22">and </text:span><text:span text:style-name="T16">netboot_dir</text:span><text:span text:style-name="T21"> </text:span><text:span text:style-name="T22">properties.</text:span></text:p>
        </text:list-item>
        <text:list-item>
          <text:p text:style-name="P24"><text:span text:style-name="T22">Create subdirectories named “a” through “p” below the </text:span><text:span text:style-name="T16">cpnet_server00</text:span><text:span text:style-name="T22"> directory.</text:span></text:p>
        </text:list-item>
        <text:list-item>
          <text:p text:style-name="P22"><text:span text:style-name="T20">From the “cpnet12-minz.tgz” archive, copy the files from the “cpnet12” subdirectory into the “a” subdirectory of the </text:span><text:span text:style-name="T16">cpnet_server00</text:span><text:span text:style-name="T21"> </text:span><text:span text:style-name="T20">path. Not all files are needed, but they may all be copied without causing any problems.</text:span></text:p>
        </text:list-item>
        <text:list-item>
          <text:p text:style-name="P36"><text:span text:style-name="T20">From a standard CP/M 2.2 distribution, copy the desired utilities to the “a” subdirectory. [TODO: suggest a URL to download these files] Add any other CP/M programs or utilities.</text:span></text:p>
        </text:list-item>
        <text:list-item>
          <text:p text:style-name="P22"><text:span text:style-name="T20">Copy the “snios.spr” and “ndos.spr” files to the </text:span><text:span text:style-name="T16">netboot_dir</text:span><text:span text:style-name="T20"> directory. These files do not need to remain in the “a” subdirectory (i.e. they may be moved).</text:span></text:p>
        </text:list-item>
        <text:list-item>
          <text:p text:style-name="P30"><text:span text:style-name="T20">Place the configuration file created above, and the two JAR files, in a convenient directory for running the server. </text:span><text:span text:style-name="T24">Start the server from this directory.</text:span></text:p>
        </text:list-item>
      </text:list>
      <text:p text:style-name="P21"><text:span text:style-name="T20"/></text:p>
      <text:p text:style-name="P32"><text:span text:style-name="T23">There is a Linux shell script </text:span><text:span text:style-name="T24">that may be used to start the server</text:span><text:span text:style-name="T23">, however it must be customized for the locations of the JAR files, and the </text:span><text:span text:style-name="T24">use of </text:span><text:span text:style-name="T23">semi-colon if used under CYGWIN. This script is at </text:span><text:a xlink:type="simple" xlink:href="https://github.com/durgadas311/cpnet-z80/blob/master/contrib/serialserver" text:style-name="Internet_20_link" text:visited-style-name="Visited_20_Internet_20_Link"><text:span text:style-name="T23">https://github.com/durgadas311/cpnet-z80/blob/master/contrib/serialserver</text:span></text:a><text:span text:style-name="T23">.</text:span></text:p>
      <text:p text:style-name="P32"><text:span text:style-name="T23"/></text:p>
      <text:p text:style-name="P33"><text:span text:style-name="T23">T</text:span><text:span text:style-name="T20">he server will print informative messages to the terminal, as well as errors – if encountered. That output may be directed to a log file if desired. See the server documentation for more information.</text:span></text:p>
      <text:h text:style-name="Heading_20_3" text:outline-level="3"><text:bookmark-start text:name="__RefHeading___Toc111_3283017400"/>Windows Server<text:bookmark-end text:name="__RefHeading___Toc111_3283017400"/></text:h>
      <text:p text:style-name="P21">Windows also requires an additional property (no value is required) <text:span text:style-name="T34">in the configuration file</text:span>:</text:p>
      <text:p text:style-name="P49"><text:span text:style-name="T16">cpnet_</text:span><text:span text:style-name="T17">nosys</text:span><text:span text:style-name="T14">: </text:span><text:span text:style-name="T19">this disables use of the CP/M “SYS” file attribute, which is not available on Window filesystems.</text:span><text:span text:style-name="T14"> </text:span><text:span text:style-name="T30">Without this setting, none of the CP/NET shared files will appear on “DIR” listings.</text:span></text:p>
      <text:p text:style-name="P23"/>
      <text:p text:style-name="P32"><text:span text:style-name="T33">Start the server with this command </text:span><text:span text:style-name="T34">(run from the directory chosen in step </text:span><text:span text:style-name="T35">6</text:span><text:span text:style-name="T34">)</text:span><text:span text:style-name="T33">:</text:span></text:p>
      <text:p text:style-name="P31"><text:span text:style-name="T20"/></text:p>
      <text:p text:style-name="P44"><text:span text:style-name="T23">java -cp CpnetSerialServer.jar;jSerialComm-2.6.2.jar CpnetSerialServer conf=</text:span><text:span text:style-name="T7">config-file</text:span></text:p>
      <text:h text:style-name="Heading_20_3" text:outline-level="3"><text:bookmark-start text:name="__RefHeading___Toc113_3283017400"/>Windows/CYGWIN Server<text:bookmark-end text:name="__RefHeading___Toc113_3283017400"/></text:h>
      <text:p text:style-name="P26">CYGWIN on windows also requires that the <text:span text:style-name="T16">cpnet_</text:span><text:span text:style-name="T17">nosys</text:span> property be set, <text:span text:style-name="T33">and uses the same JAVA command to start the server.</text:span></text:p>
      <text:h text:style-name="Heading_20_3" text:outline-level="3"><text:bookmark-start text:name="__RefHeading___Toc115_3283017400"/>Linux Server<text:bookmark-end text:name="__RefHeading___Toc115_3283017400"/></text:h>
      <text:p text:style-name="P34"><text:span text:style-name="T27">Start the server </text:span><text:span text:style-name="T23">using the command </text:span><text:span text:style-name="T24">(run from the directory chosen in step </text:span><text:span text:style-name="T26">6</text:span><text:span text:style-name="T24">)</text:span><text:span text:style-name="T23">:</text:span></text:p>
      <text:p text:style-name="P29"><text:span text:style-name="T23"/></text:p>
      <text:p text:style-name="P45"><text:span text:style-name="T23">java -cp CpnetSerialServer.jar:jSerialComm-2.6.2.jar CpnetSerialServer conf=</text:span><text:span text:style-name="T7">config-file</text:span></text:p>
      <text:p text:style-name="P29"><text:span text:style-name="T23"/></text:p>
      <text:h text:style-name="Heading_20_2" text:outline-level="2"><text:bookmark-start text:name="__RefHeading___Toc280_3283017400"/>Starting CP/NET<text:bookmark-end text:name="__RefHeading___Toc280_3283017400"/></text:h>
      <text:p text:style-name="P33"><text:span text:style-name="T20">Once the server is running on the second serial port, CP/NET may be started on the MinZ-U with the CPNBOOT.COM program. The general syntax of the command is:</text:span></text:p>
      <text:p text:style-name="P33"><text:span text:style-name="T20"/></text:p>
      <text:p text:style-name="P46"><text:span text:style-name="T20">CPNBOOT [</text:span><text:span text:style-name="T6">sid</text:span><text:span text:style-name="T20"> [</text:span><text:span text:style-name="T6">tag</text:span><text:span text:style-name="T20">]]</text:span></text:p>
      <text:p text:style-name="P33"><text:soft-page-break/><text:span text:style-name="T20"/></text:p>
      <text:p text:style-name="P33"><text:span text:style-name="T20">Where </text:span><text:span text:style-name="T6">sid</text:span><text:span text:style-name="T20"> and </text:span><text:span text:style-name="T6">tag</text:span><text:span text:style-name="T20"> are optional. </text:span><text:span text:style-name="T6">sid</text:span><text:span text:style-name="T20"> is the server node ID to boot from, and defaults to “00”. tag is an optional suffix to add to the boot files, and is only valid when there are multiple different copies of boot files provided in the </text:span><text:span text:style-name="T15">netboot_dir</text:span><text:span text:style-name="T20"> directory. For the setup described here, the command “cpnboot” is sufficient.</text:span></text:p>
      <text:p text:style-name="P33"><text:span text:style-name="T20"/></text:p>
      <text:p text:style-name="P37"><text:span text:style-name="T20">Note that CPNBOOT will normally reside on the romdisk, which is drive P:.</text:span></text:p>
      <text:p text:style-name="P33"><text:span text:style-name="T20"/></text:p>
      <text:p text:style-name="P33"><text:span text:style-name="T20">By default, MinZ-U drive A: will be mapped to server 00 drive A:, which contains all the files and commands required by CP/NET. </text:span><text:span text:style-name="T25">Before starting CP/NET, drive A: was the MinZ-U ramdisk, which will no longer be available [TODO: update MinZ-U BIOS to allow re-mapping of the ramdisk].</text:span></text:p>
      <text:p text:style-name="P33"><text:span text:style-name="T25"/></text:p>
      <text:p text:style-name="P35"><text:span text:style-name="T20">In addition, the CP/M LST: device will be mapped to server 00 LST 0. Since this device is currently not defined in the server configuration file, no LST: device is available.</text:span></text:p>
      <text:h text:style-name="P9" text:outline-level="3"><text:span text:style-name="T28"/></text:h>
      <text:h text:style-name="P10" text:outline-level="3"><text:bookmark-start text:name="__RefHeading___Toc282_3283017400"/><text:span text:style-name="T28">S</text:span><text:span text:style-name="T25">ample </text:span><text:span text:style-name="T28">S</text:span><text:span text:style-name="T25">ession</text:span><text:bookmark-end text:name="__RefHeading___Toc282_3283017400"/></text:h>
      <text:p text:style-name="P50"><text:span text:style-name="T12">A&gt;dir</text:span></text:p>
      <text:p text:style-name="P43"><text:span text:style-name="T20">NO FILE</text:span></text:p>
      <text:p text:style-name="P43"><text:span text:style-name="T20">A&gt;</text:span><text:span text:style-name="T26">p:</text:span><text:span text:style-name="T20">cpnboot</text:span></text:p>
      <text:p text:style-name="P42"><text:span text:style-name="T20">Z180-ASCI1 Network Loader</text:span></text:p>
      <text:p text:style-name="P42"><text:span text:style-name="T20"/></text:p>
      <text:p text:style-name="P42"><text:span text:style-name="T20">BIOS <text:s text:c="7"/>F600 0A00</text:span></text:p>
      <text:p text:style-name="P42"><text:span text:style-name="T20">BDOS <text:s text:c="7"/>E800 0E00</text:span></text:p>
      <text:p text:style-name="P42"><text:span text:style-name="T20">SNIOS <text:s text:c="2"/>SPR E500 0300</text:span></text:p>
      <text:p text:style-name="P42"><text:span text:style-name="T20">NDOS <text:s text:c="3"/>SPR D900 0C00</text:span></text:p>
      <text:p text:style-name="P42"><text:span text:style-name="T20"/></text:p>
      <text:p text:style-name="P42"><text:span text:style-name="T20">54K TPA</text:span></text:p>
      <text:p text:style-name="P42"><text:span text:style-name="T20"/></text:p>
      <text:p text:style-name="P43"><text:span text:style-name="T20">A&gt;dir</text:span></text:p>
      <text:p text:style-name="P43"><text:span text:style-name="T20">A: DDT <text:s text:c="5"/>COM : NETSTAT <text:s/>COM : CPNETSTS COM : TPA <text:s text:c="5"/>COM</text:span></text:p>
      <text:p text:style-name="P43"><text:span text:style-name="T20">A: MAIL <text:s text:c="4"/>COM : RMAC <text:s text:c="4"/>COM : DUMP <text:s text:c="4"/>COM : Z80 <text:s text:c="5"/>LIB</text:span></text:p>
      <text:p text:style-name="P43"><text:span text:style-name="T20">A: LINK <text:s text:c="4"/>COM : SRVSTAT <text:s/>COM : DSKRESET COM : LOGOFF <text:s text:c="2"/>COM</text:span></text:p>
      <text:p text:style-name="P43"><text:span text:style-name="T20">A: XSUBNET <text:s/>COM : XREF <text:s text:c="4"/>COM : SID <text:s text:c="5"/>COM : Z180 <text:s text:c="4"/>LIB</text:span></text:p>
      <text:p text:style-name="P43"><text:span text:style-name="T20">A: CCP <text:s text:c="5"/>SPR : STAT <text:s text:c="4"/>COM : XEDIT <text:s text:c="3"/>COM : TR <text:s text:c="6"/>COM</text:span></text:p>
      <text:p text:style-name="P43"><text:span text:style-name="T20">A: NETDOWN <text:s/>COM : ENDLIST <text:s/>COM : LOGIN <text:s text:c="3"/>COM : NETWORK <text:s/>COM</text:span></text:p>
      <text:p text:style-name="P43"><text:span text:style-name="T20">A: ZSID <text:s text:c="4"/>COM : PIP <text:s text:c="5"/>COM : LOCAL <text:s text:c="3"/>COM : MAC <text:s text:c="5"/>COM</text:span></text:p>
      <text:p text:style-name="P43"><text:span text:style-name="T20">A: RDATE <text:s text:c="3"/>COM : ASM <text:s text:c="5"/>COM : LOAD <text:s text:c="4"/>COM</text:span></text:p>
      <text:p text:style-name="P43"><text:span text:style-name="T20">A&gt;netstat</text:span></text:p>
      <text:p text:style-name="P42"><text:span text:style-name="T20"/></text:p>
      <text:p text:style-name="P42"><text:span text:style-name="T20">CP/NET Status</text:span></text:p>
      <text:p text:style-name="P42"><text:span text:style-name="T20">=============</text:span></text:p>
      <text:p text:style-name="P42"><text:span text:style-name="T20">Requester ID = C8H</text:span></text:p>
      <text:p text:style-name="P42"><text:span text:style-name="T20">Network Status Byte = 10H</text:span></text:p>
      <text:p text:style-name="P42"><text:span text:style-name="T20">Device status:</text:span></text:p>
      <text:p text:style-name="P42"><text:span text:style-name="T20"><text:s text:c="2"/>Drive A: = Drive A: on Network Server ID = 00H</text:span></text:p>
      <text:p text:style-name="P42"><text:span text:style-name="T20"><text:s text:c="2"/>List Device = List #0 on Network Server ID = 00H</text:span></text:p>
      <text:p text:style-name="P43"><text:span text:style-name="T20">A&gt;rdate</text:span></text:p>
      <text:p text:style-name="P43"><text:span text:style-name="T20">Remote Time is: Wed 03/10/21 18:01:03</text:span></text:p>
      <text:p text:style-name="P43"><text:span text:style-name="T20">A&gt;netdown</text:span></text:p>
      <text:p text:style-name="P42"><text:span text:style-name="T20">Ready for RESET/power-off</text:span></text:p>
      <text:p text:style-name="P42"><text:span text:style-name="T20">(press any key to resume CP/NET)</text:span></text:p>
      <text:p text:style-name="P42"><text:span text:style-name="T20"/></text:p>
      <text:p text:style-name="P42"><text:span text:style-name="T20">Z8S180 @ 33.333MHz <text:s/>512KB RAM (0ws) <text:s/>512KB Flash "ROM" (1ws)</text:span></text:p>
      <text:p text:style-name="P42"><text:span text:style-name="T20"/></text:p>
      <text:p text:style-name="P42"><text:span text:style-name="T20"><text:s text:c="3"/>A: RAMdisk 428 KB</text:span></text:p>
      <text:p text:style-name="P42"><text:span text:style-name="T20"><text:s text:c="3"/>P: ROMdisk 496 KB</text:span></text:p>
      <text:p text:style-name="P42"><text:span text:style-name="T20"/></text:p>
      <text:p text:style-name="P42"><text:span text:style-name="T20">CP/M 2.2 <text:s/>63K (56K TPA) - BIOS V2.3 <text:s text:c="2"/>SAT SEP 1/18 0:00:00</text:span></text:p>
      <text:p text:style-name="P42"><text:span text:style-name="T20"/></text:p>
      <text:p text:style-name="P42"><text:span text:style-name="T20"/></text:p>
      <text:p text:style-name="P42"><text:span text:style-name="T20">A&gt;</text:span></text:p>
      <text:p text:style-name="P35"><text:span text:style-name="T20"/></text:p>
      <text:h text:style-name="P7" text:outline-level="2"/>
      <text:h text:style-name="P8" text:outline-level="2"><text:bookmark-start text:name="__RefHeading___Toc294_3283017400"/>Building CP/NET 1.2 for the MinZ-U<text:bookmark-end text:name="__RefHeading___Toc294_3283017400"/></text:h>
      <text:p text:style-name="P39"><text:span text:style-name="T20">The repository </text:span><text:a xlink:type="simple" xlink:href="https://github.com/durgadas311/cpnet-z80" text:style-name="Internet_20_link" text:visited-style-name="Visited_20_Internet_20_Link"><text:span text:style-name="T20">https://github.com/durgadas311/cpnet-z80</text:span></text:a><text:span text:style-name="T20"> </text:span><text:span text:style-name="T29">contains all the source code used to build the MinZ-U CP/NET files. This build is setup for Linux systems.</text:span></text:p>
      <text:p text:style-name="P39"><text:span text:style-name="T29"/></text:p>
      <text:list xml:id="list2024788036" text:style-name="L2">
        <text:list-item>
          <text:p text:style-name="P40"><text:span text:style-name="T29">Clone this repository as usual.</text:span></text:p>
        </text:list-item>
        <text:list-item>
          <text:p text:style-name="P40"><text:span text:style-name="T29">Instructs for setting up the build environment are in the BUILD.md file. This file is best viewed from the repository web interface, but may also be viewed directly as plain text.</text:span></text:p>
        </text:list-item>
        <text:list-item>
          <text:p text:style-name="P41"><text:span text:style-name="T20">The build command is:</text:span></text:p>
          <text:list>
            <text:list-header>
              <text:p text:style-name="P18"><text:span text:style-name="T20"/></text:p>
              <text:p text:style-name="P18"><text:span text:style-name="T20">make NIC=ser-dri HBA=minz</text:span></text:p>
              <text:p text:style-name="P18"><text:span text:style-name="T20"/></text:p>
            </text:list-header>
          </text:list>
          <text:p text:style-name="P41"><text:span text:style-name="T20">This will build the files in a “bld” subdirectory. The build may be set to a different location by adding a “BUILD=…” argument, for example:</text:span></text:p>
          <text:list text:continue-numbering="true">
            <text:list-header>
              <text:p text:style-name="P18"><text:span text:style-name="T20"/></text:p>
              <text:p text:style-name="P18"><text:span text:style-name="T20">make <text:s/>NIC=ser-dri HBA=minz BUILD=~/cpnet-bld</text:span></text:p>
              <text:p text:style-name="P18"><text:span text:style-name="T20"/></text:p>
            </text:list-header>
          </text:list>
        </text:list-item>
        <text:list-item>
          <text:p text:style-name="P41"><text:span text:style-name="T20">The contents of “cpnet12-minz.tgz” was taken from the “ser-dri/minz/bin/cpnet12” subdirectory of the build output.</text:span></text:p>
        </text:list-item>
      </text:list>
      <text:p text:style-name="P38"><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0:30:59.605092178</meta:creation-date>
    <dc:date>2021-04-08T16:25:11.344120312</dc:date>
    <meta:editing-duration>PT1H47M51S</meta:editing-duration>
    <meta:editing-cycles>8</meta:editing-cycles>
    <meta:generator>LibreOffice/6.4.6.2$Linux_X86_64 LibreOffice_project/40$Build-2</meta:generator>
    <meta:document-statistic meta:table-count="0" meta:image-count="0" meta:object-count="0" meta:page-count="6" meta:paragraph-count="118" meta:word-count="1577" meta:character-count="9977" meta:non-whitespace-character-count="8389"/>
  </office:meta>
</office:document-meta>
</file>